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339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1.098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339in"/>
    </style:style>
    <style:style style:name="co6" style:family="table-column">
      <style:table-column-properties fo:break-before="auto" style:column-width="0.97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page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order="0.06pt solid #000000"/>
    </style:style>
    <style:style style:name="ce7" style:family="table-cell" style:parent-style-name="Default" style:data-style-name="N4"/>
    <style:style style:name="ce8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5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5">
      <style:table-cell-properties fo:border="0.06pt solid #000000"/>
    </style:style>
    <style:style style:name="ce11" style:family="table-cell" style:parent-style-name="Default" style:data-style-name="N5"/>
    <style:style style:name="ce12" style:family="table-cell" style:parent-style-name="Default" style:data-style-name="N5">
      <style:table-cell-properties fo:background-color="#ffcccc" fo:border="0.06pt solid #000000"/>
    </style:style>
    <style:style style:name="ce13" style:family="table-cell" style:parent-style-name="Default" style:data-style-name="N123">
      <style:table-cell-properties fo:border="0.06pt solid #000000"/>
    </style:style>
    <style:style style:name="ce14" style:family="table-cell" style:parent-style-name="Default" style:data-style-name="N123"/>
    <style:style style:name="gr1" style:family="graphic">
      <style:graphic-properties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ilkostenrechnung: Verbleib an der FU, nicht wirtschaftlich</text:p>
          </table:table-cell>
          <table:covered-table-cell table:number-columns-repeated="2" table:style-name="ce5"/>
          <table:covered-table-cell table:number-columns-repeated="3"/>
          <table:table-cell table:number-columns-repeated="2"/>
        </table:table-row>
        <table:table-row table:style-name="ro2" table:number-rows-repeated="2"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Personalkosten</text:p>
          </table:table-cell>
          <table:table-cell table:style-name="ce2"/>
          <table:table-cell/>
          <table:table-cell office:value-type="string" calcext:value-type="string">
            <text:p>variable Kosten pro Buch – derzeit nicht berechenb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 VzÄ TVÖD 13 (3)</text:p>
          </table:table-cell>
          <table:table-cell office:value-type="float" office:value="62130" calcext:value-type="float">
            <text:p>62,130.00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"/>
          <table:table-cell table:number-columns-repeated="6"/>
        </table:table-row>
        <table:table-row table:style-name="ro2">
          <table:table-cell table:style-name="ce3" office:value-type="string" calcext:value-type="string">
            <text:p>Sonstige Kosten p.A.</text:p>
          </table:table-cell>
          <table:table-cell table:style-name="ce8" table:formula="of:=SUM([.B8:.B13])" office:value-type="float" office:value="14940" calcext:value-type="float">
            <text:p>14,9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schaffungen</text:p>
          </table:table-cell>
          <table:table-cell office:value-type="float" office:value="320" calcext:value-type="float">
            <text:p>3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erbrauchsmaterial</text:p>
          </table:table-cell>
          <table:table-cell office:value-type="float" office:value="500" calcext:value-type="float">
            <text:p>5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isekosten</text:p>
          </table:table-cell>
          <table:table-cell office:value-type="float" office:value="1000" calcext:value-type="float">
            <text:p>1,0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teraufträge</text:p>
          </table:table-cell>
          <table:table-cell office:value-type="float" office:value="5000" calcext:value-type="float">
            <text:p>5,0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onferenzen, Werbekosten</text:p>
          </table:table-cell>
          <table:table-cell office:value-type="float" office:value="2000" calcext:value-type="float">
            <text:p>2,0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udentische Hilfskraft (40h/Monat)</text:p>
          </table:table-cell>
          <table:table-cell office:value-type="float" office:value="6120" calcext:value-type="float">
            <text:p>6,120.00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4" office:value-type="string" calcext:value-type="string" table:number-columns-spanned="5" table:number-rows-spanned="1">
            <text:p>Fixkosten pro Jahr</text:p>
          </table:table-cell>
          <table:covered-table-cell table:style-name="Default"/>
          <table:covered-table-cell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Variante</text:p>
          </table:table-cell>
          <table:table-cell table:style-name="ce2" office:value-type="string" calcext:value-type="string">
            <text:p>VzÄ</text:p>
          </table:table-cell>
          <table:table-cell table:style-name="ce2" office:value-type="string" calcext:value-type="string">
            <text:p>Personalkosten</text:p>
          </table:table-cell>
          <table:table-cell table:style-name="ce2" office:value-type="string" calcext:value-type="string">
            <text:p>Sonstige Kosten</text:p>
          </table:table-cell>
          <table:table-cell table:style-name="ce2" office:value-type="string" calcext:value-type="string">
            <text:p>Gesam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)</text:p>
          </table:table-cell>
          <table:table-cell office:value-type="float" office:value="1" calcext:value-type="float">
            <text:p>1.00</text:p>
          </table:table-cell>
          <table:table-cell table:style-name="ce6" table:formula="of:=[.B17]*[.$B$5]" office:value-type="float" office:value="62130" calcext:value-type="float">
            <text:p>62,130.00</text:p>
          </table:table-cell>
          <table:table-cell table:style-name="ce6" table:formula="of:=[.B$7]" office:value-type="float" office:value="14940" calcext:value-type="float">
            <text:p>14,940.00</text:p>
          </table:table-cell>
          <table:table-cell table:style-name="ce6" table:formula="of:=[.C17]+[.D17]" office:value-type="float" office:value="77070" calcext:value-type="float">
            <text:p>77,07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)</text:p>
          </table:table-cell>
          <table:table-cell office:value-type="float" office:value="1.5" calcext:value-type="float">
            <text:p>1.50</text:p>
          </table:table-cell>
          <table:table-cell table:style-name="ce6" table:formula="of:=[.B18]*[.$B$5]" office:value-type="float" office:value="93195" calcext:value-type="float">
            <text:p>93,195.00</text:p>
          </table:table-cell>
          <table:table-cell table:style-name="ce6" table:formula="of:=[.B$7]" office:value-type="float" office:value="14940" calcext:value-type="float">
            <text:p>14,940.00</text:p>
          </table:table-cell>
          <table:table-cell table:style-name="ce6" table:formula="of:=[.C18]+[.D18]" office:value-type="float" office:value="108135" calcext:value-type="float">
            <text:p>108,135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)</text:p>
          </table:table-cell>
          <table:table-cell office:value-type="float" office:value="2" calcext:value-type="float">
            <text:p>2.00</text:p>
          </table:table-cell>
          <table:table-cell table:style-name="ce6" table:formula="of:=[.B19]*[.$B$5]" office:value-type="float" office:value="124260" calcext:value-type="float">
            <text:p>124,260.00</text:p>
          </table:table-cell>
          <table:table-cell table:style-name="ce6" table:formula="of:=[.B$7]" office:value-type="float" office:value="14940" calcext:value-type="float">
            <text:p>14,940.00</text:p>
          </table:table-cell>
          <table:table-cell table:style-name="ce6" table:formula="of:=[.C19]+[.D19]" office:value-type="float" office:value="139200" calcext:value-type="float">
            <text:p>139,20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)</text:p>
          </table:table-cell>
          <table:table-cell office:value-type="float" office:value="3" calcext:value-type="float">
            <text:p>3.00</text:p>
          </table:table-cell>
          <table:table-cell table:style-name="ce6" table:formula="of:=[.B20]*[.$B$5]" office:value-type="float" office:value="186390" calcext:value-type="float">
            <text:p>186,390.00</text:p>
          </table:table-cell>
          <table:table-cell table:style-name="ce6" table:formula="of:=[.B$7]" office:value-type="float" office:value="14940" calcext:value-type="float">
            <text:p>14,940.00</text:p>
          </table:table-cell>
          <table:table-cell table:style-name="ce6" table:formula="of:=[.C20]+[.D20]" office:value-type="float" office:value="201330" calcext:value-type="float">
            <text:p>201,330.00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variable Kosten pro Buch – derzeit nicht berechenbar</text:p>
          </table:table-cell>
          <table:table-cell table:style-name="Default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Vollkostenrechnung: Ausgründung</text:p>
          </table:table-cell>
          <table:covered-table-cell table:style-name="Default"/>
          <table:covered-table-cell table:number-columns-repeated="4"/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3" office:value-type="string" calcext:value-type="string">
            <text:p>Personalkosten</text:p>
          </table:table-cell>
          <table:table-cell table:style-name="ce9"/>
          <table:table-cell/>
          <table:table-cell office:value-type="string" calcext:value-type="string">
            <text:p>Nicht einkalkuliert: Gründungskoste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 VzÄ TVÖD 13 (3)</text:p>
          </table:table-cell>
          <table:table-cell table:style-name="ce10" table:formula="of:=[.B5]" office:value-type="float" office:value="62130" calcext:value-type="float">
            <text:p>62,130.00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1"/>
          <table:table-cell table:number-columns-repeated="6"/>
        </table:table-row>
        <table:table-row table:style-name="ro2">
          <table:table-cell table:style-name="ce3" office:value-type="string" calcext:value-type="string">
            <text:p>Sonstige Kosten</text:p>
          </table:table-cell>
          <table:table-cell table:style-name="ce9" table:formula="of:=SUM([.B32:.B38])" office:value-type="float" office:value="22120" calcext:value-type="float">
            <text:p>22,120.00</text:p>
          </table:table-cell>
          <table:table-cell table:number-columns-repeated="6"/>
        </table:table-row>
        <table:table-row table:style-name="ro2">
          <table:table-cell table:formula="of:=[.A8]" office:value-type="string" office:string-value="Anschaffungen" calcext:value-type="string">
            <text:p>Anschaffungen</text:p>
          </table:table-cell>
          <table:table-cell table:style-name="ce12" office:value-type="float" office:value="2000" calcext:value-type="float">
            <text:p>2,000.00</text:p>
          </table:table-cell>
          <table:table-cell table:number-columns-repeated="6"/>
        </table:table-row>
        <table:table-row table:style-name="ro2">
          <table:table-cell table:formula="of:=[.A9]" office:value-type="string" office:string-value="Verbrauchsmaterial" calcext:value-type="string">
            <text:p>Verbrauchsmaterial</text:p>
          </table:table-cell>
          <table:table-cell table:style-name="ce12" office:value-type="float" office:value="1000" calcext:value-type="float">
            <text:p>1,000.00</text:p>
          </table:table-cell>
          <table:table-cell table:number-columns-repeated="6"/>
        </table:table-row>
        <table:table-row table:style-name="ro2">
          <table:table-cell table:formula="of:=[.A10]" office:value-type="string" office:string-value="Reisekosten" calcext:value-type="string">
            <text:p>Reisekosten</text:p>
          </table:table-cell>
          <table:table-cell table:style-name="ce10" table:formula="of:=[.B10]" office:value-type="float" office:value="1000" calcext:value-type="float">
            <text:p>1,000.00</text:p>
          </table:table-cell>
          <table:table-cell table:number-columns-repeated="6"/>
        </table:table-row>
        <table:table-row table:style-name="ro2">
          <table:table-cell table:formula="of:=[.A11]" office:value-type="string" office:string-value="Unteraufträge" calcext:value-type="string">
            <text:p>Unteraufträge</text:p>
          </table:table-cell>
          <table:table-cell table:style-name="ce10" table:formula="of:=[.B11]" office:value-type="float" office:value="5000" calcext:value-type="float">
            <text:p>5,000.00</text:p>
          </table:table-cell>
          <table:table-cell table:number-columns-repeated="6"/>
        </table:table-row>
        <table:table-row table:style-name="ro2">
          <table:table-cell table:formula="of:=[.A12]" office:value-type="string" office:string-value="Konferenzen, Werbekosten" calcext:value-type="string">
            <text:p>Konferenzen, Werbekosten</text:p>
          </table:table-cell>
          <table:table-cell table:style-name="ce10" table:formula="of:=[.B12]" office:value-type="float" office:value="2000" calcext:value-type="float">
            <text:p>2,000.00</text:p>
          </table:table-cell>
          <table:table-cell table:number-columns-repeated="6"/>
        </table:table-row>
        <table:table-row table:style-name="ro2">
          <table:table-cell table:formula="of:=[.A13]" office:value-type="string" office:string-value="Studentische Hilfskraft (40h/Monat)" calcext:value-type="string">
            <text:p>Studentische Hilfskraft (40h/Monat)</text:p>
          </table:table-cell>
          <table:table-cell table:style-name="ce10" table:formula="of:=[.B13]" office:value-type="float" office:value="6120" calcext:value-type="float">
            <text:p>6,1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chts- &amp; Beratungskosten</text:p>
          </table:table-cell>
          <table:table-cell table:style-name="ce12" office:value-type="float" office:value="5000" calcext:value-type="float">
            <text:p>5,000.00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1"/>
          <table:table-cell table:number-columns-repeated="6"/>
        </table:table-row>
        <table:table-row table:style-name="ro2">
          <table:table-cell table:style-name="ce3" office:value-type="string" calcext:value-type="string">
            <text:p>Geschäftsstelle</text:p>
          </table:table-cell>
          <table:table-cell table:style-name="ce10" office:value-type="string" calcext:value-type="string">
            <text:p>pro AN p.M.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eschäftsräume (25€ warm/m² inc. NK, 10 m² p. AN)</text:p>
          </table:table-cell>
          <table:table-cell table:style-name="ce12" office:value-type="float" office:value="250" calcext:value-type="float">
            <office:annotation draw:style-name="gr1" draw:text-style-name="P1" svg:width="1.1413in" svg:height="0.2346in" svg:x="4.6949in" svg:y="6.5815in" draw:caption-point-x="-0.2402in" draw:caption-point-y="0.5945in">
              <dc:date>2014-08-19T00:00:00</dc:date>
              <text:p text:style-name="P1"><text:span text:style-name="T1">M² pro Person</text:span></text:p>
            </office:annotation>
            <text:p>250.00</text:p>
          </table:table-cell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4" office:value-type="string" calcext:value-type="string" table:number-columns-spanned="5" table:number-rows-spanned="1">
            <text:p>Fixkosten</text:p>
          </table:table-cell>
          <table:covered-table-cell table:style-name="Default"/>
          <table:covered-table-cell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Variante</text:p>
          </table:table-cell>
          <table:table-cell table:style-name="ce2" office:value-type="string" calcext:value-type="string">
            <text:p>VzÄ</text:p>
          </table:table-cell>
          <table:table-cell table:style-name="ce2" office:value-type="string" calcext:value-type="string">
            <text:p>Personalkosten</text:p>
          </table:table-cell>
          <table:table-cell table:style-name="ce2" office:value-type="string" calcext:value-type="string">
            <text:p>Sonstige Kosten</text:p>
          </table:table-cell>
          <table:table-cell table:style-name="ce2" office:value-type="string" calcext:value-type="string">
            <text:p>Anzahl AN</text:p>
          </table:table-cell>
          <table:table-cell table:style-name="ce2" office:value-type="string" calcext:value-type="string">
            <text:p>Geschäftsstelle</text:p>
          </table:table-cell>
          <table:table-cell table:style-name="ce2" office:value-type="string" calcext:value-type="string">
            <text:p>Gesamt</text:p>
          </table:table-cell>
          <table:table-cell/>
        </table:table-row>
        <table:table-row table:style-name="ro2">
          <table:table-cell office:value-type="string" calcext:value-type="string">
            <text:p>1)</text:p>
          </table:table-cell>
          <table:table-cell office:value-type="float" office:value="1" calcext:value-type="float">
            <text:p>1.00</text:p>
          </table:table-cell>
          <table:table-cell table:style-name="ce6" table:formula="of:=[.B46]*[.$B$5]" office:value-type="float" office:value="62130" calcext:value-type="float">
            <text:p>62,130.00</text:p>
          </table:table-cell>
          <table:table-cell table:style-name="ce6" table:formula="of:=[.B$31]" office:value-type="float" office:value="22120" calcext:value-type="float">
            <text:p>22,120.00</text:p>
          </table:table-cell>
          <table:table-cell table:style-name="ce2" office:value-type="float" office:value="2" calcext:value-type="float">
            <text:p>2</text:p>
          </table:table-cell>
          <table:table-cell table:style-name="ce10" table:formula="of:=[.E46]*[.B$41]*12" office:value-type="float" office:value="6000" calcext:value-type="float">
            <text:p>6,000.00</text:p>
          </table:table-cell>
          <table:table-cell table:style-name="ce6" table:formula="of:=[.C46]+[.D46]+[.F46]" office:value-type="float" office:value="90250" calcext:value-type="float">
            <text:p>90,250.00</text:p>
          </table:table-cell>
          <table:table-cell/>
        </table:table-row>
        <table:table-row table:style-name="ro2">
          <table:table-cell office:value-type="string" calcext:value-type="string">
            <text:p>2)</text:p>
          </table:table-cell>
          <table:table-cell office:value-type="float" office:value="1.5" calcext:value-type="float">
            <text:p>1.50</text:p>
          </table:table-cell>
          <table:table-cell table:style-name="ce6" table:formula="of:=[.B47]*[.$B$5]" office:value-type="float" office:value="93195" calcext:value-type="float">
            <text:p>93,195.00</text:p>
          </table:table-cell>
          <table:table-cell table:style-name="ce6" table:formula="of:=[.B$31]" office:value-type="float" office:value="22120" calcext:value-type="float">
            <text:p>22,120.00</text:p>
          </table:table-cell>
          <table:table-cell table:style-name="ce2" office:value-type="float" office:value="3" calcext:value-type="float">
            <text:p>3</text:p>
          </table:table-cell>
          <table:table-cell table:style-name="ce10" table:formula="of:=[.E47]*[.B$41]*12" office:value-type="float" office:value="9000" calcext:value-type="float">
            <text:p>9,000.00</text:p>
          </table:table-cell>
          <table:table-cell table:style-name="ce6" table:formula="of:=[.C47]+[.D47]+[.F47]" office:value-type="float" office:value="124315" calcext:value-type="float">
            <text:p>124,315.00</text:p>
          </table:table-cell>
          <table:table-cell/>
        </table:table-row>
        <table:table-row table:style-name="ro2">
          <table:table-cell office:value-type="string" calcext:value-type="string">
            <text:p>3)</text:p>
          </table:table-cell>
          <table:table-cell office:value-type="float" office:value="2" calcext:value-type="float">
            <text:p>2.00</text:p>
          </table:table-cell>
          <table:table-cell table:style-name="ce6" table:formula="of:=[.B48]*[.$B$5]" office:value-type="float" office:value="124260" calcext:value-type="float">
            <text:p>124,260.00</text:p>
          </table:table-cell>
          <table:table-cell table:style-name="ce6" table:formula="of:=[.B$31]" office:value-type="float" office:value="22120" calcext:value-type="float">
            <text:p>22,120.00</text:p>
          </table:table-cell>
          <table:table-cell table:style-name="ce2" office:value-type="float" office:value="3" calcext:value-type="float">
            <text:p>3</text:p>
          </table:table-cell>
          <table:table-cell table:style-name="ce10" table:formula="of:=[.E48]*[.B$41]*12" office:value-type="float" office:value="9000" calcext:value-type="float">
            <text:p>9,000.00</text:p>
          </table:table-cell>
          <table:table-cell table:style-name="ce6" table:formula="of:=[.C48]+[.D48]+[.F48]" office:value-type="float" office:value="155380" calcext:value-type="float">
            <text:p>155,380.00</text:p>
          </table:table-cell>
          <table:table-cell/>
        </table:table-row>
        <table:table-row table:style-name="ro2">
          <table:table-cell office:value-type="string" calcext:value-type="string">
            <text:p>4)</text:p>
          </table:table-cell>
          <table:table-cell office:value-type="float" office:value="3" calcext:value-type="float">
            <text:p>3.00</text:p>
          </table:table-cell>
          <table:table-cell table:style-name="ce6" table:formula="of:=[.B49]*[.$B$5]" office:value-type="float" office:value="186390" calcext:value-type="float">
            <text:p>186,390.00</text:p>
          </table:table-cell>
          <table:table-cell table:style-name="ce6" table:formula="of:=[.B$31]" office:value-type="float" office:value="22120" calcext:value-type="float">
            <text:p>22,120.00</text:p>
          </table:table-cell>
          <table:table-cell table:style-name="ce2" office:value-type="float" office:value="5" calcext:value-type="float">
            <text:p>5</text:p>
          </table:table-cell>
          <table:table-cell table:style-name="ce10" table:formula="of:=[.E49]*[.B$41]*12" office:value-type="float" office:value="15000" calcext:value-type="float">
            <text:p>15,000.00</text:p>
          </table:table-cell>
          <table:table-cell table:style-name="ce6" table:formula="of:=[.C49]+[.D49]+[.F49]" office:value-type="float" office:value="223510" calcext:value-type="float">
            <text:p>223,510.00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Vollkostenrechnung: Verbleib an der FU</text:p>
          </table:table-cell>
          <table:covered-table-cell table:style-name="Default"/>
          <table:covered-table-cell table:number-columns-repeated="4"/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formula="of:=[.A4]" office:value-type="string" office:string-value="Personalkosten" calcext:value-type="string">
            <text:p>Personalkosten</text:p>
          </table:table-cell>
          <table:table-cell table:style-name="ce2"/>
          <table:table-cell table:number-columns-repeated="6"/>
        </table:table-row>
        <table:table-row table:style-name="ro2">
          <table:table-cell table:formula="of:=[.A5]" office:value-type="string" office:string-value="1 VzÄ TVÖD 13 (3)" calcext:value-type="string">
            <text:p>1 VzÄ TVÖD 13 (3)</text:p>
          </table:table-cell>
          <table:table-cell table:formula="of:=[.B5]" office:value-type="float" office:value="62130" calcext:value-type="float">
            <text:p>62,130.00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3" office:value-type="string" calcext:value-type="string">
            <text:p>Sonstige Kosten p.A.</text:p>
          </table:table-cell>
          <table:table-cell table:style-name="ce8" table:formula="of:=SUM([.B58:.B63])" office:value-type="float" office:value="14940" calcext:value-type="float">
            <text:p>14,940.00</text:p>
          </table:table-cell>
          <table:table-cell table:number-columns-repeated="6"/>
        </table:table-row>
        <table:table-row table:style-name="ro2">
          <table:table-cell table:formula="of:=[.A8]" office:value-type="string" office:string-value="Anschaffungen" calcext:value-type="string">
            <text:p>Anschaffungen</text:p>
          </table:table-cell>
          <table:table-cell table:formula="of:=[.B8]" office:value-type="float" office:value="320" calcext:value-type="float">
            <text:p>320.00</text:p>
          </table:table-cell>
          <table:table-cell table:number-columns-repeated="6"/>
        </table:table-row>
        <table:table-row table:style-name="ro2">
          <table:table-cell table:formula="of:=[.A9]" office:value-type="string" office:string-value="Verbrauchsmaterial" calcext:value-type="string">
            <text:p>Verbrauchsmaterial</text:p>
          </table:table-cell>
          <table:table-cell table:formula="of:=[.B9]" office:value-type="float" office:value="500" calcext:value-type="float">
            <text:p>500.00</text:p>
          </table:table-cell>
          <table:table-cell table:number-columns-repeated="6"/>
        </table:table-row>
        <table:table-row table:style-name="ro2">
          <table:table-cell table:formula="of:=[.A10]" office:value-type="string" office:string-value="Reisekosten" calcext:value-type="string">
            <text:p>Reisekosten</text:p>
          </table:table-cell>
          <table:table-cell table:formula="of:=[.B10]" office:value-type="float" office:value="1000" calcext:value-type="float">
            <text:p>1,000.00</text:p>
          </table:table-cell>
          <table:table-cell table:number-columns-repeated="6"/>
        </table:table-row>
        <table:table-row table:style-name="ro2">
          <table:table-cell table:formula="of:=[.A11]" office:value-type="string" office:string-value="Unteraufträge" calcext:value-type="string">
            <text:p>Unteraufträge</text:p>
          </table:table-cell>
          <table:table-cell table:formula="of:=[.B11]" office:value-type="float" office:value="5000" calcext:value-type="float">
            <text:p>5,000.00</text:p>
          </table:table-cell>
          <table:table-cell table:number-columns-repeated="6"/>
        </table:table-row>
        <table:table-row table:style-name="ro2">
          <table:table-cell table:formula="of:=[.A12]" office:value-type="string" office:string-value="Konferenzen, Werbekosten" calcext:value-type="string">
            <text:p>Konferenzen, Werbekosten</text:p>
          </table:table-cell>
          <table:table-cell table:formula="of:=[.B12]" office:value-type="float" office:value="2000" calcext:value-type="float">
            <text:p>2,000.00</text:p>
          </table:table-cell>
          <table:table-cell table:number-columns-repeated="6"/>
        </table:table-row>
        <table:table-row table:style-name="ro2">
          <table:table-cell table:formula="of:=[.A13]" office:value-type="string" office:string-value="Studentische Hilfskraft (40h/Monat)" calcext:value-type="string">
            <text:p>Studentische Hilfskraft (40h/Monat)</text:p>
          </table:table-cell>
          <table:table-cell table:formula="of:=[.B13]" office:value-type="float" office:value="6120" calcext:value-type="float">
            <text:p>6,120.00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4">
          <table:table-cell office:value-type="string" calcext:value-type="string">
            <text:p>Variante</text:p>
          </table:table-cell>
          <table:table-cell table:style-name="ce2" office:value-type="string" calcext:value-type="string">
            <text:p>VzÄ</text:p>
          </table:table-cell>
          <table:table-cell table:style-name="ce2" office:value-type="string" calcext:value-type="string">
            <text:p>Personalkosten</text:p>
          </table:table-cell>
          <table:table-cell table:style-name="ce2" office:value-type="string" calcext:value-type="string">
            <text:p>Sonstige Kosten</text:p>
          </table:table-cell>
          <table:table-cell table:style-name="ce2" office:value-type="string" calcext:value-type="string">
            <text:p>Gemeinkosten</text:p>
          </table:table-cell>
          <table:table-cell table:style-name="ce2" office:value-type="string" calcext:value-type="string">
            <text:p>Risikozuschlag</text:p>
          </table:table-cell>
          <table:table-cell table:style-name="ce2" office:value-type="string" calcext:value-type="string">
            <text:p>Umsatzsteuer</text:p>
          </table:table-cell>
          <table:table-cell table:style-name="ce2" office:value-type="string" calcext:value-type="string">
            <text:p>Gesamt</text:p>
          </table:table-cell>
        </table:table-row>
        <table:table-row table:style-name="ro2">
          <table:table-cell office:value-type="string" calcext:value-type="string">
            <text:p>1)</text:p>
          </table:table-cell>
          <table:table-cell office:value-type="float" office:value="1" calcext:value-type="float">
            <text:p>1.00</text:p>
          </table:table-cell>
          <table:table-cell table:style-name="ce6" table:formula="of:=[.B66]*[.$B$5]" office:value-type="float" office:value="62130" calcext:value-type="float">
            <text:p>62,130.00</text:p>
          </table:table-cell>
          <table:table-cell table:style-name="ce6" table:formula="of:=[.B$57]" office:value-type="float" office:value="14940" calcext:value-type="float">
            <text:p>14,940.00</text:p>
          </table:table-cell>
          <table:table-cell table:style-name="ce10" table:formula="of:=(([.C66]+[.D66])*0.025)+([.B66]*1600)*24.25" office:value-type="float" office:value="40726.75" calcext:value-type="float">
            <text:p>40,726.75</text:p>
          </table:table-cell>
          <table:table-cell table:style-name="ce10" table:formula="of:=([.C66]+[.D66]+[.E66])*0.035" office:value-type="float" office:value="4122.88625" calcext:value-type="float">
            <text:p>4,122.89</text:p>
          </table:table-cell>
          <table:table-cell table:style-name="ce10" table:formula="of:=([.C66]+[.D66]+[.E66]+[.F66])*0.19" office:value-type="float" office:value="23164.7308875" calcext:value-type="float">
            <text:p>23,164.73</text:p>
          </table:table-cell>
          <table:table-cell table:style-name="ce6" table:formula="of:=SUM([.C66:.G66])" office:value-type="float" office:value="145084.3671375" calcext:value-type="float">
            <text:p>145,084.37</text:p>
          </table:table-cell>
        </table:table-row>
        <table:table-row table:style-name="ro2">
          <table:table-cell office:value-type="string" calcext:value-type="string">
            <text:p>2)</text:p>
          </table:table-cell>
          <table:table-cell office:value-type="float" office:value="1.5" calcext:value-type="float">
            <text:p>1.50</text:p>
          </table:table-cell>
          <table:table-cell table:style-name="ce6" table:formula="of:=[.B67]*[.$B$5]" office:value-type="float" office:value="93195" calcext:value-type="float">
            <text:p>93,195.00</text:p>
          </table:table-cell>
          <table:table-cell table:style-name="ce6" table:formula="of:=[.B$57]" office:value-type="float" office:value="14940" calcext:value-type="float">
            <text:p>14,940.00</text:p>
          </table:table-cell>
          <table:table-cell table:style-name="ce10" table:formula="of:=(([.C67]+[.D67])*0.025)+([.B67]*1600)*24.25" office:value-type="float" office:value="60903.375" calcext:value-type="float">
            <text:p>60,903.38</text:p>
          </table:table-cell>
          <table:table-cell table:style-name="ce10" table:formula="of:=([.C67]+[.D67]+[.E67])*0.035" office:value-type="float" office:value="5916.343125" calcext:value-type="float">
            <text:p>5,916.34</text:p>
          </table:table-cell>
          <table:table-cell table:style-name="ce10" table:formula="of:=([.C67]+[.D67]+[.E67]+[.F67])*0.19" office:value-type="float" office:value="33241.39644375" calcext:value-type="float">
            <text:p>33,241.40</text:p>
          </table:table-cell>
          <table:table-cell table:style-name="ce6" table:formula="of:=SUM([.C67:.G67])" office:value-type="float" office:value="208196.11456875" calcext:value-type="float">
            <text:p>208,196.11</text:p>
          </table:table-cell>
        </table:table-row>
        <table:table-row table:style-name="ro2">
          <table:table-cell office:value-type="string" calcext:value-type="string">
            <text:p>3)</text:p>
          </table:table-cell>
          <table:table-cell office:value-type="float" office:value="2" calcext:value-type="float">
            <text:p>2.00</text:p>
          </table:table-cell>
          <table:table-cell table:style-name="ce6" table:formula="of:=[.B68]*[.$B$5]" office:value-type="float" office:value="124260" calcext:value-type="float">
            <text:p>124,260.00</text:p>
          </table:table-cell>
          <table:table-cell table:style-name="ce6" table:formula="of:=[.B$57]" office:value-type="float" office:value="14940" calcext:value-type="float">
            <text:p>14,940.00</text:p>
          </table:table-cell>
          <table:table-cell table:style-name="ce10" table:formula="of:=(([.C68]+[.D68])*0.025)+([.B68]*1600)*24.25" office:value-type="float" office:value="81080" calcext:value-type="float">
            <text:p>81,080.00</text:p>
          </table:table-cell>
          <table:table-cell table:style-name="ce10" table:formula="of:=([.C68]+[.D68]+[.E68])*0.035" office:value-type="float" office:value="7709.8" calcext:value-type="float">
            <text:p>7,709.80</text:p>
          </table:table-cell>
          <table:table-cell table:style-name="ce10" table:formula="of:=([.C68]+[.D68]+[.E68]+[.F68])*0.19" office:value-type="float" office:value="43318.062" calcext:value-type="float">
            <text:p>43,318.06</text:p>
          </table:table-cell>
          <table:table-cell table:style-name="ce6" table:formula="of:=SUM([.C68:.G68])" office:value-type="float" office:value="271307.862" calcext:value-type="float">
            <text:p>271,307.86</text:p>
          </table:table-cell>
        </table:table-row>
        <table:table-row table:style-name="ro2">
          <table:table-cell office:value-type="string" calcext:value-type="string">
            <text:p>4)</text:p>
          </table:table-cell>
          <table:table-cell office:value-type="float" office:value="3" calcext:value-type="float">
            <text:p>3.00</text:p>
          </table:table-cell>
          <table:table-cell table:style-name="ce6" table:formula="of:=[.B69]*[.$B$5]" office:value-type="float" office:value="186390" calcext:value-type="float">
            <text:p>186,390.00</text:p>
          </table:table-cell>
          <table:table-cell table:style-name="ce6" table:formula="of:=[.B$57]" office:value-type="float" office:value="14940" calcext:value-type="float">
            <text:p>14,940.00</text:p>
          </table:table-cell>
          <table:table-cell table:style-name="ce10" table:formula="of:=(([.C69]+[.D69])*0.025)+([.B69]*1600)*24.25" office:value-type="float" office:value="121433.25" calcext:value-type="float">
            <text:p>121,433.25</text:p>
          </table:table-cell>
          <table:table-cell table:style-name="ce10" table:formula="of:=([.C69]+[.D69]+[.E69])*0.035" office:value-type="float" office:value="11296.71375" calcext:value-type="float">
            <text:p>11,296.71</text:p>
          </table:table-cell>
          <table:table-cell table:style-name="ce10" table:formula="of:=([.C69]+[.D69]+[.E69]+[.F69])*0.19" office:value-type="float" office:value="63471.3931125" calcext:value-type="float">
            <text:p>63,471.39</text:p>
          </table:table-cell>
          <table:table-cell table:style-name="ce6" table:formula="of:=SUM([.C69:.G69])" office:value-type="float" office:value="397531.3568625" calcext:value-type="float">
            <text:p>397,531.36</text:p>
          </table:table-cell>
        </table:table-row>
      </table:table>
      <table:table table:name="GL Kostenarten" table:style-name="ta1">
        <office:forms form:automatic-focus="false" form:apply-design-mode="false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ilkostenrechnung: Verbleib an der FU, nicht wirtschaftlich</text:p>
          </table:table-cell>
          <table:covered-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2" table:formula="of:=[Tabelle1.C16]" office:value-type="string" office:string-value="Personalkosten" calcext:value-type="string">
            <text:p>Personalkosten</text:p>
          </table:table-cell>
          <table:table-cell table:style-name="ce2" table:formula="of:=[Tabelle1.D16]" office:value-type="string" office:string-value="Sonstige Kosten" calcext:value-type="string">
            <text:p>Sonstige Kosten</text:p>
          </table:table-cell>
          <table:table-cell table:number-columns-repeated="3"/>
        </table:table-row>
        <table:table-row table:style-name="ro2">
          <table:table-cell/>
          <table:table-cell table:style-name="ce13" table:formula="of:=[Tabelle1.C17]" office:value-type="currency" office:currency="EUR" office:value="62130" calcext:value-type="currency">
            <text:p>62,130 €</text:p>
          </table:table-cell>
          <table:table-cell table:style-name="ce13" table:formula="of:=[Tabelle1.D17]" office:value-type="currency" office:currency="EUR" office:value="14940" calcext:value-type="currency">
            <text:p>14,940 €</text:p>
          </table:table-cell>
          <table:table-cell table:number-columns-repeated="3"/>
        </table:table-row>
        <table:table-row table:style-name="ro2" table:number-rows-repeated="7">
          <table:table-cell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Vollkostenrechnung: Ausgründung</text:p>
          </table:table-cell>
          <table:covered-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formula="of:=[Tabelle1.C45]" office:value-type="string" office:string-value="Personalkosten" calcext:value-type="string">
            <text:p>Personalkosten</text:p>
          </table:table-cell>
          <table:table-cell table:formula="of:=[Tabelle1.D45]" office:value-type="string" office:string-value="Sonstige Kosten" calcext:value-type="string">
            <text:p>Sonstige Kosten</text:p>
          </table:table-cell>
          <table:table-cell table:formula="of:=[Tabelle1.F45]" office:value-type="string" office:string-value="Geschäftsstelle" calcext:value-type="string">
            <text:p>Geschäftsstelle</text:p>
          </table:table-cell>
          <table:table-cell table:number-columns-repeated="2"/>
        </table:table-row>
        <table:table-row table:style-name="ro2">
          <table:table-cell/>
          <table:table-cell table:style-name="ce14" table:formula="of:=[Tabelle1.C46]" office:value-type="currency" office:currency="EUR" office:value="62130" calcext:value-type="currency">
            <text:p>62,130 €</text:p>
          </table:table-cell>
          <table:table-cell table:style-name="ce14" table:formula="of:=[Tabelle1.D46]" office:value-type="currency" office:currency="EUR" office:value="22120" calcext:value-type="currency">
            <text:p>22,120 €</text:p>
          </table:table-cell>
          <table:table-cell table:style-name="ce14" table:formula="of:=[Tabelle1.F46]" office:value-type="currency" office:currency="EUR" office:value="6000" calcext:value-type="currency">
            <text:p>6,000 €</text:p>
          </table:table-cell>
          <table:table-cell table:number-columns-repeated="2"/>
        </table:table-row>
        <table:table-row table:style-name="ro2" table:number-rows-repeated="3">
          <table:table-cell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Vollkostenrechnung: Verbleib an der FU</text:p>
          </table:table-cell>
          <table:covered-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formula="of:=[Tabelle1.C65]" office:value-type="string" office:string-value="Personalkosten" calcext:value-type="string">
            <text:p>Personalkosten</text:p>
          </table:table-cell>
          <table:table-cell table:formula="of:=[Tabelle1.D65]" office:value-type="string" office:string-value="Sonstige Kosten" calcext:value-type="string">
            <text:p>Sonstige Kosten</text:p>
          </table:table-cell>
          <table:table-cell table:formula="of:=[Tabelle1.E65]" office:value-type="string" office:string-value="Gemeinkosten" calcext:value-type="string">
            <text:p>Gemeinkosten</text:p>
          </table:table-cell>
          <table:table-cell table:formula="of:=[Tabelle1.F65]" office:value-type="string" office:string-value="Risikozuschlag" calcext:value-type="string">
            <text:p>Risikozuschlag</text:p>
          </table:table-cell>
          <table:table-cell table:formula="of:=[Tabelle1.G65]" office:value-type="string" office:string-value="Umsatzsteuer" calcext:value-type="string">
            <text:p>Umsatzsteuer</text:p>
          </table:table-cell>
        </table:table-row>
        <table:table-row table:style-name="ro2">
          <table:table-cell/>
          <table:table-cell table:style-name="ce14" table:formula="of:=[Tabelle1.C66]" office:value-type="currency" office:currency="EUR" office:value="62130" calcext:value-type="currency">
            <text:p>62,130 €</text:p>
          </table:table-cell>
          <table:table-cell table:style-name="ce14" table:formula="of:=[Tabelle1.D66]" office:value-type="currency" office:currency="EUR" office:value="14940" calcext:value-type="currency">
            <text:p>14,940 €</text:p>
          </table:table-cell>
          <table:table-cell table:style-name="ce14" table:formula="of:=[Tabelle1.E66]" office:value-type="currency" office:currency="EUR" office:value="40726.75" calcext:value-type="currency">
            <text:p>40,727 €</text:p>
          </table:table-cell>
          <table:table-cell table:style-name="ce14" table:formula="of:=[Tabelle1.F66]" office:value-type="currency" office:currency="EUR" office:value="4122.88625" calcext:value-type="currency">
            <text:p>4,123 €</text:p>
          </table:table-cell>
          <table:table-cell table:style-name="ce14" table:formula="of:=[Tabelle1.G66]" office:value-type="currency" office:currency="EUR" office:value="23164.7308875" calcext:value-type="currency">
            <text:p>23,165 €</text:p>
          </table:table-cell>
        </table:table-row>
      </table:table>
      <table:table table:name="GL Vergleich" table:style-name="ta1">
        <office:forms form:automatic-focus="false" form:apply-design-mode="false"/>
        <table:table-column table:style-name="co4" table:number-columns-repeated="4" table:default-cell-style-name="Default"/>
        <table:table-row table:style-name="ro2">
          <table:table-cell office:value-type="string" calcext:value-type="string">
            <text:p>Vergleich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Teilkosten FU</text:p>
          </table:table-cell>
          <table:table-cell office:value-type="string" calcext:value-type="string">
            <text:p>Vollkosten Ausgründung</text:p>
          </table:table-cell>
          <table:table-cell office:value-type="string" calcext:value-type="string">
            <text:p>Vollkosten FU</text:p>
          </table:table-cell>
        </table:table-row>
        <table:table-row table:style-name="ro2">
          <table:table-cell office:value-type="string" calcext:value-type="string">
            <text:p>1 VzÄ</text:p>
          </table:table-cell>
          <table:table-cell table:style-name="ce14" table:formula="of:=[Tabelle1.E17]" office:value-type="currency" office:currency="EUR" office:value="77070" calcext:value-type="currency">
            <text:p>77,070 €</text:p>
          </table:table-cell>
          <table:table-cell table:style-name="ce14" table:formula="of:=[Tabelle1.G46]" office:value-type="currency" office:currency="EUR" office:value="90250" calcext:value-type="currency">
            <text:p>90,250 €</text:p>
          </table:table-cell>
          <table:table-cell table:style-name="ce14" table:formula="of:=[Tabelle1.H66]" office:value-type="currency" office:currency="EUR" office:value="145084.3671375" calcext:value-type="currency">
            <text:p>145,084 €</text:p>
          </table:table-cell>
        </table:table-row>
        <table:table-row table:style-name="ro2">
          <table:table-cell office:value-type="string" calcext:value-type="string">
            <text:p>1,5 VzÄ</text:p>
          </table:table-cell>
          <table:table-cell table:style-name="ce14" table:formula="of:=[Tabelle1.E18]" office:value-type="currency" office:currency="EUR" office:value="108135" calcext:value-type="currency">
            <text:p>108,135 €</text:p>
          </table:table-cell>
          <table:table-cell table:style-name="ce14" table:formula="of:=[Tabelle1.G47]" office:value-type="currency" office:currency="EUR" office:value="124315" calcext:value-type="currency">
            <text:p>124,315 €</text:p>
          </table:table-cell>
          <table:table-cell table:style-name="ce14" table:formula="of:=[Tabelle1.H67]" office:value-type="currency" office:currency="EUR" office:value="208196.11456875" calcext:value-type="currency">
            <text:p>208,196 €</text:p>
          </table:table-cell>
        </table:table-row>
        <table:table-row table:style-name="ro2">
          <table:table-cell office:value-type="string" calcext:value-type="string">
            <text:p>2 VzÄ</text:p>
          </table:table-cell>
          <table:table-cell table:style-name="ce14" table:formula="of:=[Tabelle1.E19]" office:value-type="currency" office:currency="EUR" office:value="139200" calcext:value-type="currency">
            <text:p>139,200 €</text:p>
          </table:table-cell>
          <table:table-cell table:style-name="ce14" table:formula="of:=[Tabelle1.G48]" office:value-type="currency" office:currency="EUR" office:value="155380" calcext:value-type="currency">
            <text:p>155,380 €</text:p>
          </table:table-cell>
          <table:table-cell table:style-name="ce14" table:formula="of:=[Tabelle1.H68]" office:value-type="currency" office:currency="EUR" office:value="271307.862" calcext:value-type="currency">
            <text:p>271,308 €</text:p>
          </table:table-cell>
        </table:table-row>
      </table:table>
      <table:table table:name="Kostenarten" table:style-name="ta1">
        <office:forms form:automatic-focus="false" form:apply-design-mode="false"/>
        <table:shapes>
          <draw:frame draw:z-index="0" draw:style-name="gr2" draw:text-style-name="P2" svg:width="4.0689in" svg:height="2.5484in" svg:x="4.8831in" svg:y="0.2252in">
            <draw:object draw:notify-on-update-of-ranges="'GL Kostenarten'.B14:'GL Kostenarten'.D14 'GL Kostenarten'.B15:'GL Kostenarten'.D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draw:text-style-name="P2" svg:width="4.6768in" svg:height="2.5472in" svg:x="0.0669in" svg:y="0.1906in">
            <draw:object draw:notify-on-update-of-ranges="'GL Kostenarten'.B3:'GL Kostenarten'.C3 'GL Kostenarten'.B4:'GL Kostenarten'.C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draw:text-style-name="P2" svg:width="4.5807in" svg:height="2.7732in" svg:x="0.0996in" svg:y="3.0669in">
            <draw:object draw:notify-on-update-of-ranges="'GL Kostenarten'.B21:'GL Kostenarten'.F21 'GL Kostenarten'.B22:'GL Kostenarten'.F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Vergleich" table:style-name="ta1">
        <table:shapes>
          <draw:frame draw:z-index="0" draw:style-name="gr2" draw:text-style-name="P2" svg:width="6.2988in" svg:height="3.5429in" svg:x="0.9283in" svg:y="0.0394in">
            <draw:object draw:notify-on-update-of-ranges="'GL Vergleich'.A3:'GL Vergleich'.A3 'GL Vergleich'.A4:'GL Vergleich'.A6 'GL Vergleich'.B3:'GL Vergleich'.B3 'GL Vergleich'.B4:'GL Vergleich'.B6 'GL Vergleich'.C3:'GL Vergleich'.C3 'GL Vergleich'.C4:'GL Vergleich'.C6 'GL Vergleich'.D3:'GL Vergleich'.D3 'GL Vergleich'.D4:'GL Vergleich'.D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-10 30h20z"/>
  </office:styles>
  <office:automatic-styles>
    <style:page-layout style:name="Mpm1">
      <style:page-layout-properties fo:page-width="11.6929in" fo:page-height="8.2681in" style:num-format="1" style:print-orientation="landscape" style:scale-to="94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6">00/00/0000</text:date>, <text:time style:data-style-name="N2" text:time-value="0000-00-00T00:00:02.77378272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ora Siller</meta:initial-creator>
    <meta:creation-date>2014-07-07T12:08:18.889530329</meta:creation-date>
    <dc:date>2014-09-06T14:51:09.299791978</dc:date>
    <dc:creator>Sebastian Nordhoff</dc:creator>
    <meta:editing-duration>PT4H47M55S</meta:editing-duration>
    <meta:editing-cycles>15</meta:editing-cycles>
    <meta:generator>LibreOffice/4.1.3.2$Linux_X86_64 LibreOffice_project/410m0$Build-2</meta:generator>
    <meta:document-statistic meta:table-count="5" meta:cell-count="2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3">
      <style:chart-properties chart:data-label-number="value" chart:data-label-text="false" chart:data-label-symbol="false"/>
      <style:graphic-properties draw:stroke="dash" draw:stroke-dash="Ultrafine_20_Dashed" draw:fill-color="#ffff99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83caff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88cm" svg:height="6.471cm" xlink:href=".." xlink:type="simple" chart:class="chart:circle" chart:style-name="ch1">
        <chart:title svg:x="1.266cm" svg:y="0.265cm" chart:style-name="ch2">
          <text:p>Kostenverteilung nicht-wirtschaftlich FU-Berlin</text:p>
        </chart:title>
        <chart:legend chart:legend-position="end" svg:x="8.585cm" svg:y="2.687cm" style:legend-expansion="high" chart:style-name="ch3"/>
        <chart:plot-area chart:style-name="ch4" table:cell-range-address="'GL Kostenarten'.B3:'GL Kostenarten'.C4" chart:data-source-has-labels="row" svg:x="0.237cm" svg:y="1.328cm" svg:width="8.111cm" svg:height="5.014cm">
          <chartooo:coordinate-region svg:x="1.786cm" svg:y="1.329cm" svg:width="5.013cm" svg:height="5.013cm"/>
          <chart:axis chart:dimension="x" chart:name="primary-x" chart:style-name="ch5" chartooo:axis-type="auto">
            <chartooo:date-scale/>
            <chart:categories table:cell-range-address="'GL Kostenarten'.B3:'GL Kostenarten'.C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L Kostenarten'.B4:'GL Kostenarten'.C4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sonalkosten</text:p>
                <draw:g>
                  <svg:desc>'GL Kostenarten'.B3:'GL Kostenarten'.C3</svg:desc>
                </draw:g>
              </table:table-cell>
              <table:table-cell office:value-type="string">
                <text:p>Sonstige Kosten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62130">
                <text:p>62130</text:p>
                <draw:g>
                  <svg:desc>'GL Kostenarten'.B4:'GL Kostenarten'.C4</svg:desc>
                </draw:g>
              </table:table-cell>
              <table:table-cell office:value-type="float" office:value="14940">
                <text:p>149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3">
      <style:chart-properties chart:data-label-number="value" chart:data-label-text="false" chart:data-label-symbol="false"/>
      <style:graphic-properties draw:stroke="dash" draw:stroke-dash="Ultrafine_20_Dashed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83caff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aecf0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336cm" svg:height="6.474cm" xlink:href=".." xlink:type="simple" chart:class="chart:circle" chart:style-name="ch1">
        <chart:title svg:x="2.095cm" svg:y="0.265cm" chart:style-name="ch2">
          <text:p>Kostenverteilung Ausgründung</text:p>
        </chart:title>
        <chart:legend chart:legend-position="end" svg:x="7.041cm" svg:y="2.44cm" style:legend-expansion="high" chart:style-name="ch3"/>
        <chart:plot-area chart:style-name="ch4" table:cell-range-address="'GL Kostenarten'.B14:'GL Kostenarten'.D15" chart:data-source-has-labels="row" svg:x="0.206cm" svg:y="1.328cm" svg:width="6.629cm" svg:height="5.017cm">
          <chartooo:coordinate-region svg:x="1.012cm" svg:y="1.329cm" svg:width="5.016cm" svg:height="5.016cm"/>
          <chart:axis chart:dimension="x" chart:name="primary-x" chart:style-name="ch5" chartooo:axis-type="auto">
            <chartooo:date-scale/>
            <chart:categories table:cell-range-address="'GL Kostenarten'.B14:'GL Kostenarten'.D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L Kostenarten'.B15:'GL Kostenarten'.D15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sonalkosten</text:p>
                <draw:g>
                  <svg:desc>'GL Kostenarten'.B14:'GL Kostenarten'.D14</svg:desc>
                </draw:g>
              </table:table-cell>
              <table:table-cell office:value-type="string">
                <text:p>Sonstige Kosten</text:p>
              </table:table-cell>
              <table:table-cell office:value-type="string">
                <text:p>Geschäftsstelle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62130">
                <text:p>62130</text:p>
                <draw:g>
                  <svg:desc>'GL Kostenarten'.B15:'GL Kostenarten'.D15</svg:desc>
                </draw:g>
              </table:table-cell>
              <table:table-cell office:value-type="float" office:value="22120">
                <text:p>22120</text:p>
              </table:table-cell>
              <table:table-cell office:value-type="float" office:value="6000">
                <text:p>6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3">
      <style:chart-properties chart:data-label-number="value" chart:data-label-text="false" chart:data-label-symbol="false"/>
      <style:graphic-properties draw:stroke="dash" draw:stroke-dash="Ultrafine_20_Dashed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83caff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ff950e"/>
    </style:style>
    <style:style style:name="ch12" style:family="chart">
      <style:chart-properties chart:solid-type="cuboid"/>
      <style:graphic-properties draw:fill-color="#cc9999"/>
    </style:style>
    <style:style style:name="ch13" style:family="chart">
      <style:chart-properties chart:solid-type="cuboid"/>
      <style:graphic-properties draw:fill-color="#aecf0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636cm" svg:height="7.045cm" xlink:href=".." xlink:type="simple" chart:class="chart:circle" chart:style-name="ch1">
        <chart:title svg:x="2.004cm" svg:y="0.276cm" chart:style-name="ch2">
          <text:p>Kostenverteilung Vollkosten FU-Berlin</text:p>
        </chart:title>
        <chart:legend chart:legend-position="end" svg:x="8.341cm" svg:y="2.227cm" style:legend-expansion="high" chart:style-name="ch3"/>
        <chart:plot-area chart:style-name="ch4" table:cell-range-address="'GL Kostenarten'.B21:'GL Kostenarten'.F22" chart:data-source-has-labels="row" svg:x="0.232cm" svg:y="1.361cm" svg:width="7.877cm" svg:height="5.544cm">
          <chartooo:coordinate-region svg:x="1.399cm" svg:y="1.362cm" svg:width="5.543cm" svg:height="5.543cm"/>
          <chart:axis chart:dimension="x" chart:name="primary-x" chart:style-name="ch5" chartooo:axis-type="auto">
            <chartooo:date-scale/>
            <chart:categories table:cell-range-address="'GL Kostenarten'.B21:'GL Kostenarten'.F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L Kostenarten'.B22:'GL Kostenarten'.F2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sonalkosten</text:p>
                <draw:g>
                  <svg:desc>'GL Kostenarten'.B21:'GL Kostenarten'.F21</svg:desc>
                </draw:g>
              </table:table-cell>
              <table:table-cell office:value-type="string">
                <text:p>Sonstige Kosten</text:p>
              </table:table-cell>
              <table:table-cell office:value-type="string">
                <text:p>Gemeinkosten</text:p>
              </table:table-cell>
              <table:table-cell office:value-type="string">
                <text:p>Risikozuschlag</text:p>
              </table:table-cell>
              <table:table-cell office:value-type="string">
                <text:p>Umsatzsteuer</text:p>
              </table:table-cell>
            </table:table-row>
          </table:table-header-rows>
          <table:table-rows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62130">
                <text:p>62130</text:p>
                <draw:g>
                  <svg:desc>'GL Kostenarten'.B22:'GL Kostenarten'.F22</svg:desc>
                </draw:g>
              </table:table-cell>
              <table:table-cell office:value-type="float" office:value="14940">
                <text:p>14940</text:p>
              </table:table-cell>
              <table:table-cell office:value-type="float" office:value="40726.75">
                <text:p>40726.75</text:p>
              </table:table-cell>
              <table:table-cell office:value-type="float" office:value="4122.88625">
                <text:p>4122.88625</text:p>
              </table:table-cell>
              <table:table-cell office:value-type="float" office:value="23164.7308875">
                <text:p>23164.7308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8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8">
      <style:graphic-properties draw:stroke="dash" draw:stroke-dash="Ultrafine_20_Dotted_20__28_var_29_" draw:fill-color="#99cc66"/>
      <style:text-properties fo:font-size="10pt" style:font-size-asian="10pt" style:font-size-complex="10pt"/>
    </style:style>
    <style:style style:name="ch11" style:family="chart" style:data-style-name="N108">
      <style:graphic-properties draw:stroke="dash" draw:stroke-dash="Ultrafine_20_Dotted_20__28_var_29_" draw:fill-color="#ffffcc"/>
      <style:text-properties fo:font-size="10pt" style:font-size-asian="10pt" style:font-size-complex="10pt"/>
    </style:style>
    <style:style style:name="ch12" style:family="chart" style:data-style-name="N108">
      <style:graphic-properties draw:stroke="dash" draw:stroke-dash="Ultrafine_20_Dotted_20__28_var_29_" draw:fill-color="#ffcc99"/>
      <style:text-properties fo:font-size="10pt" style:font-size-asian="10pt" style:font-size-complex="10pt"/>
    </style:style>
    <style:style style:name="ch13" style:family="chart">
      <style:graphic-properties draw:stroke="solid" draw:stroke-dash="Ultrafine_20_Dashe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44cm" svg:y="0.316cm" chart:style-name="ch2">
          <text:p>Vergleich erwartete Kosten nach Rechtsform</text:p>
        </chart:title>
        <chart:legend chart:legend-position="end" svg:x="11.514cm" svg:y="3.703cm" style:legend-expansion="high" chart:style-name="ch3"/>
        <chart:plot-area chart:style-name="ch4" table:cell-range-address="'GL Vergleich'.A3:'GL Vergleich'.D6" chart:data-source-has-labels="both" svg:x="1.331cm" svg:y="1.635cm" svg:width="9.543cm" svg:height="6.204cm">
          <chartooo:coordinate-region svg:x="3.09cm" svg:y="1.834cm" svg:width="7.784cm" svg:height="5.358cm"/>
          <chart:axis chart:dimension="x" chart:name="primary-x" chart:style-name="ch5" chartooo:axis-type="auto">
            <chartooo:date-scale/>
            <chart:title svg:x="4.801cm" svg:y="8.019cm" chart:style-name="ch6">
              <text:p>Vollzeitäquivalent</text:p>
            </chart:title>
            <chart:categories table:cell-range-address="'GL Vergleich'.A4:'GL Vergleich'.A6"/>
          </chart:axis>
          <chart:axis chart:dimension="y" chart:name="primary-y" chart:style-name="ch7">
            <chart:title svg:x="0.451cm" svg:y="6.673cm" chart:style-name="ch8">
              <text:p>Erwartete Kosten pro Jahr</text:p>
            </chart:title>
            <chart:grid chart:style-name="ch9" chart:class="major"/>
          </chart:axis>
          <chart:series chart:style-name="ch10" chart:values-cell-range-address="'GL Vergleich'.B4:'GL Vergleich'.B6" chart:label-cell-address="'GL Vergleich'.B3:'GL Vergleich'.B3" chart:class="chart:bar">
            <chart:data-point chart:repeated="3"/>
          </chart:series>
          <chart:series chart:style-name="ch11" chart:values-cell-range-address="'GL Vergleich'.C4:'GL Vergleich'.C6" chart:label-cell-address="'GL Vergleich'.C3:'GL Vergleich'.C3" chart:class="chart:bar">
            <chart:data-point chart:repeated="3"/>
          </chart:series>
          <chart:series chart:style-name="ch12" chart:values-cell-range-address="'GL Vergleich'.D4:'GL Vergleich'.D6" chart:label-cell-address="'GL Vergleich'.D3:'GL Vergleich'.D3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ilkosten FU</text:p>
                <draw:g>
                  <svg:desc>'GL Vergleich'.B3:'GL Vergleich'.B3</svg:desc>
                </draw:g>
              </table:table-cell>
              <table:table-cell office:value-type="string">
                <text:p>Vollkosten Ausgründung</text:p>
                <draw:g>
                  <svg:desc>'GL Vergleich'.C3:'GL Vergleich'.C3</svg:desc>
                </draw:g>
              </table:table-cell>
              <table:table-cell office:value-type="string">
                <text:p>Vollkosten FU</text:p>
                <draw:g>
                  <svg:desc>'GL Vergleich'.D3:'GL Vergleich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VzÄ</text:p>
                <draw:g>
                  <svg:desc>'GL Vergleich'.A4:'GL Vergleich'.A6</svg:desc>
                </draw:g>
              </table:table-cell>
              <table:table-cell office:value-type="float" office:value="77070">
                <text:p>77070</text:p>
                <draw:g>
                  <svg:desc>'GL Vergleich'.B4:'GL Vergleich'.B6</svg:desc>
                </draw:g>
              </table:table-cell>
              <table:table-cell office:value-type="float" office:value="90250">
                <text:p>90250</text:p>
                <draw:g>
                  <svg:desc>'GL Vergleich'.C4:'GL Vergleich'.C6</svg:desc>
                </draw:g>
              </table:table-cell>
              <table:table-cell office:value-type="float" office:value="145084.3671375">
                <text:p>145084.3671375</text:p>
                <draw:g>
                  <svg:desc>'GL Vergleich'.D4:'GL Vergleich'.D6</svg:desc>
                </draw:g>
              </table:table-cell>
            </table:table-row>
            <table:table-row>
              <table:table-cell office:value-type="string">
                <text:p>1,5 VzÄ</text:p>
              </table:table-cell>
              <table:table-cell office:value-type="float" office:value="108135">
                <text:p>108135</text:p>
              </table:table-cell>
              <table:table-cell office:value-type="float" office:value="124315">
                <text:p>124315</text:p>
              </table:table-cell>
              <table:table-cell office:value-type="float" office:value="208196.11456875">
                <text:p>208196.11456875</text:p>
              </table:table-cell>
            </table:table-row>
            <table:table-row>
              <table:table-cell office:value-type="string">
                <text:p>2 VzÄ</text:p>
              </table:table-cell>
              <table:table-cell office:value-type="float" office:value="139200">
                <text:p>139200</text:p>
              </table:table-cell>
              <table:table-cell office:value-type="float" office:value="155380">
                <text:p>155380</text:p>
              </table:table-cell>
              <table:table-cell office:value-type="float" office:value="271307.862">
                <text:p>271307.8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